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12-06_05-32-31_000.jpg</text:p>
          </table:table-cell>
          <table:table-cell office:value-type="string">
            <text:p>:m :PHOTO 起きた時刻 / 201712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12-06_01-46-24_000.png</text:p>
          </table:table-cell>
          <table:table-cell office:value-type="string">
            <text:p>:m 読みたい本 / 『太陽のない街』 / 徳永直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12-05_21-21-37_000.jpg</text:p>
          </table:table-cell>
          <table:table-cell table:style-name="ce1" office:value-type="string">
            <text:p>:m :i 1*1 / art / 美術 / 水彩 water colors / 絵具を滴らす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12-05_18-41-01_000.jpg</text:p>
          </table:table-cell>
          <table:table-cell office:value-type="string">
            <text:p>:m 1*1 RES / 245 262*1#1 / 『痛みが全身に広がる病気をとことん治す』リーダーズノート編集部 / p.3 病態　診療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12-05_18-15-41_000.jpg</text:p>
          </table:table-cell>
          <table:table-cell office:value-type="string">
            <text:p>:m 1*1 RES / 245 238*12#1 / 『欧米日 やらせの景気回復』 副島隆彦 / p.233 国共内戦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12-05_18-15-00_000.jpg</text:p>
          </table:table-cell>
          <table:table-cell office:value-type="string">
            <text:p>:bookmemo / 読んだ本 / 『それでも中国は巨大な成長を続ける』 副島隆彦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12-05_17-52-21_000.jpg</text:p>
          </table:table-cell>
          <table:table-cell office:value-type="string">
            <text:p>:m art / dessin / D-17 10#1 / water colors 水彩 (1),(2)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12-05_17-25-15_000.jpg</text:p>
          </table:table-cell>
          <table:table-cell office:value-type="string">
            <text:p>:m art / dessin / D-17 8#27 / des.ショベルカー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12-05_15-15-34_000.jpg</text:p>
          </table:table-cell>
          <table:table-cell office:value-type="string">
            <text:p>:m 食べた物　間食 / 砂糖菓子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12-05_14-35-35_001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12-05_14-35-35_000.jpg</text:p>
          </table:table-cell>
          <table:table-cell office:value-type="string">
            <text:p>:m 5-6*6 RES / 245 233*35#1 / 『納得しながら量子力学』 岸野正剛 / p.154 交換関係 THINK+ 粒子密度演算子 期待値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12-05_14-34-50_000.jpg</text:p>
          </table:table-cell>
          <table:table-cell office:value-type="string">
            <text:p>:m 3-4*6 RES / 245 233*35#1 / 『納得しながら量子力学』 岸野正剛 / p.152 ψ_n=1/√(n!)(b￣+)^nψ_0 場の量子化 ψ(r)=Σ_μ(b_μφ_μ(r)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12-05_14-34-12_000.jpg</text:p>
          </table:table-cell>
          <table:table-cell office:value-type="string">
            <text:p>:m 1-2*6 RES / 245 233*35#1 / 『納得しながら量子力学』 岸野正剛 / p.152 ハミルトニアン H=ħωb￣+b REVIEW+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12-05_14-30-29_000.jpg</text:p>
          </table:table-cell>
          <table:table-cell office:value-type="string">
            <text:p>:m 1*1 RES / 245 233 / 『納得しながら量子力学』 岸野正剛 / 記号 略記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12-05_14-18-06_000.jpg</text:p>
          </table:table-cell>
          <table:table-cell office:value-type="string">
            <text:p>:m RES 1*1 / free# JVEMV6 37#3 / miscs of miscs / 江戸時代　世代数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7-12-05_13-37-31_000.jpg</text:p>
          </table:table-cell>
          <table:table-cell table:style-name="ce1" office:value-type="string">
            <text:p>:m :th / 方針　観察 / 誰もが得をしないとき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12-05_09-54-00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12-05_09-46-19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12-05_09-45-52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12-05_09-45-44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12-05_09-45-10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12-05_09-45-04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12-05_09-44-41_001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12-05_09-44-41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12-05_09-44-27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12-05_09-43-32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12-05_09-42-06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12-05_09-41-23_000.jpg</text:p>
          </table:table-cell>
          <table:table-cell office:value-type="string">
            <text:p>:PHOTO 記録 / PC画面 / インストール　Thunderbird メールソフト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12-05_07-57-16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12-05_07-25-33_000.jpg</text:p>
          </table:table-cell>
          <table:table-cell office:value-type="string">
            <text:p>:m 読みたい本 / 『Yの木』 / 辻原登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2017/12/06</text:date>, <text:time>11:1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2-06T11:14:50.94</dc:date>
    <dc:creator>iwabuchi ken</dc:creator>
    <meta:editing-duration>PT25M2S</meta:editing-duration>
    <meta:editing-cycles>19</meta:editing-cycles>
    <meta:document-statistic meta:table-count="1" meta:cell-count="93" meta:object-count="0"/>
  </office:meta>
</office:document-meta>
</file>